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apes d'installation de MySQL:</text:p>
      <text:p text:style-name="normal"/>
      <text:p text:style-name="normal"/>
      <text:p text:style-name="normal">_Décompression et désarchivage du code source :</text:p>
      <text:p text:style-name="normal">$cd emplacement_du_source</text:p>
      <text:p text:style-name="normal">$tar -xvf nom_du_source.tar.gz</text:p>
      <text:p text:style-name="normal">$cd fichier_désarchivé_et_décompressé</text:p>
      <text:p text:style-name="normal">$mdkir dossier</text:p>
      <text:p text:style-name="normal">$cd dossier</text:p>
      <text:p text:style-name="normal">$cmake</text:p>
      <text:p text:style-name="normal"/>
      <text:p text:style-name="normal">Error found:</text:p>
      <text:p text:style-name="normal">OpenSSL:</text:p>
      <text:p text:style-name="normal">#apt-get install openssl</text:p>
      <text:p text:style-name="normal"/>
      <text:p text:style-name="normal">Ensuite:</text:p>
      <text:p text:style-name="normal">#make </text:p>
      <text:p text:style-name="normal">#makeinstall</text:p>
      <text:p text:style-name="normal"/>
      <text:p text:style-name="Heading_20_1">Étapes d'installation de APACHE <text:s/>:</text:p>
      <text:p text:style-name="normal"/>
      <text:p text:style-name="normal">_Décompression et désarchivage du code source :</text:p>
      <text:p text:style-name="normal">$cd emplacement_du_source</text:p>
      <text:p text:style-name="normal">$tar -xvf nom_du_source.tar.gz</text:p>
      <text:p text:style-name="normal">$sudo su</text:p>
      <text:p text:style-name="normal">#cd source </text:p>
      <text:p text:style-name="normal">#./configure</text:p>
      <text:p text:style-name="normal">Error found:</text:p>
      <text:p text:style-name="normal">1- APR:</text:p>
      <text:p text:style-name="normal">#apt-get install libapr1-dev</text:p>
      <text:p text:style-name="normal">#apt-get install libaprutil1-dev</text:p>
      <text:p text:style-name="normal"/>
      <text:p text:style-name="normal">2- pcre : Installation à partir de code source</text:p>
      <text:p text:style-name="normal">$cd emplacement_du_source</text:p>
      <text:p text:style-name="normal">$tar -xvf nom_du_source.tar.gz</text:p>
      <text:p text:style-name="normal">$cd source_désarchivé_et_décompressé</text:p>
      <text:p text:style-name="normal"/>
      <text:p text:style-name="normal">Ensuite :</text:p>
      <text:p text:style-name="normal">$./configure</text:p>
      <text:p text:style-name="normal">#make</text:p>
      <text:p text:style-name="normal"><text:soft-page-break/>#makeinstall</text:p>
      <text:p text:style-name="normal"/>
      <text:p text:style-name="Heading_20_1">Étapes d'installation de PHP:</text:p>
      <text:p text:style-name="normal"/>
      <text:p text:style-name="normal">_Décompression et désarchivage du code source :</text:p>
      <text:p text:style-name="normal">$cd emplacement_du_source</text:p>
      <text:p text:style-name="normal">$tar -xvf nom_du_source.tar.gz</text:p>
      <text:p text:style-name="normal">$sudo su</text:p>
      <text:p text:style-name="normal">#cd source </text:p>
      <text:p text:style-name="normal">#.configure</text:p>
      <text:p text:style-name="normal">Error found:</text:p>
      <text:p text:style-name="normal">sqlite3 :</text:p>
      <text:p text:style-name="normal">#apt-get install libsqlite3-dev </text:p>
      <text:p text:style-name="normal"/>
      <text:p text:style-name="normal">Ensuite :</text:p>
      <text:p text:style-name="normal">$./configure</text:p>
      <text:p text:style-name="normal">#make </text:p>
      <text:p text:style-name="normal">#makeinstall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4T15:14:25.593692326</dc:date>
    <meta:editing-duration>PT42S</meta:editing-duration>
    <meta:editing-cycles>1</meta:editing-cycles>
    <meta:document-statistic meta:table-count="0" meta:image-count="0" meta:object-count="0" meta:page-count="2" meta:paragraph-count="47" meta:word-count="118" meta:character-count="945" meta:non-whitespace-character-count="868"/>
    <meta:generator>LibreOffice/7.3.7.2$Linux_X86_64 LibreOffice_project/30$Build-2</meta:generator>
  </office:meta>
</office:document-meta>
</file>